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1.21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3.691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2.032cm" svg:x="1.762cm" svg:y="3.667cm">
          <text:p text:style-name="P1"><text:span text:style-name="T1">Settings</text:span></text:p>
          <text:p text:style-name="P1"><text:span text:style-name="T1">ex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4.191cm" svg:height="1.143cm" svg:x="1.381cm" svg:y="1.381cm">
          <text:p text:style-name="P2">Startup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413cm" svg:y1="2.524cm" svg:x2="3.413cm" svg:y2="3.66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7T01:17:40.662000000</meta:creation-date>
    <dc:date>2020-04-27T03:57:27.003000000</dc:date>
    <dc:creator>Dallin Romney</dc:creator>
    <meta:editing-duration>PT12M19S</meta:editing-duration>
    <meta:editing-cycles>2</meta:editing-cycles>
    <meta:generator>LibreOffice/6.4.3.2$Windows_X86_64 LibreOffice_project/747b5d0ebf89f41c860ec2a39efd7cb15b54f2d8</meta:generator>
    <meta:document-statistic meta:object-count="3"/>
  </office:meta>
</office:document-meta>
</file>